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/>
    </style:style>
    <style:style style:name="P2" style:family="paragraph" style:parent-style-name="Standard">
      <style:text-properties style:font-name="Liberation Serif" officeooo:paragraph-rsid="00122024"/>
    </style:style>
    <style:style style:name="T1" style:family="text">
      <style:text-properties officeooo:rsid="00122024"/>
    </style:style>
    <style:style style:name="T2" style:family="text">
      <style:text-properties fo:font-variant="normal" fo:text-transform="none" fo:color="#222222" style:font-name="arial" fo:font-size="12pt" fo:letter-spacing="normal" fo:font-style="normal" fo:font-weight="normal"/>
    </style:style>
    <style:style style:name="T3" style:family="text">
      <style:text-properties fo:font-variant="normal" fo:text-transform="none" fo:color="#222222" fo:font-size="12pt" fo:letter-spacing="normal" fo:font-style="normal" fo:font-weight="normal"/>
    </style:style>
    <style:style style:name="T4" style:family="text">
      <style:text-properties fo:font-variant="normal" fo:text-transform="none" fo:color="#222222" fo:font-size="12pt" fo:letter-spacing="normal" fo:font-style="normal" fo:font-weight="normal" officeooo:rsid="00122024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Objetos: <text:span text:style-name="T3">es una colección de propiedades. </text:span><text:span text:style-name="T4">Como un objeto de la vida real, una silla que tiene un color, un material, una altura o una cantidad de patas (esas son las propiedades del objeto).</text:span></text:p>
      <text:p text:style-name="P1">Propiedades: <text:span text:style-name="T1">son atributos que tienen un nombre y un valor y son como caracteristicas del objeto que las posee. </text:span><text:line-break/>Métodos: <text:span text:style-name="T1">Son funciones que se encuentran dentro de los objetos.</text:span></text:p>
      <text:p text:style-name="P1">Bucle ‘for…in’: <text:span text:style-name="T1">Es una manera de decirle al codigo que se repita una cantidad fija de veces.</text:span><text:line-break/>Notación de puntos vs notación de corchetes: <text:span text:style-name="T1">Las dos sirven para “llamar” alguna propiedad de un objeto. Con la de corchetes se puede acceder a propiedades que tiene algun espacio en el medi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1T14:28:30.863048091</meta:creation-date>
    <meta:generator>LibreOffice/6.0.7.3$Linux_X86_64 LibreOffice_project/00m0$Build-3</meta:generator>
    <meta:editing-cycles>0</meta:editing-cycles>
    <meta:editing-duration>P0D</meta:editing-duration>
    <meta:document-statistic meta:table-count="0" meta:image-count="0" meta:object-count="0" meta:page-count="1" meta:paragraph-count="3" meta:word-count="113" meta:character-count="651" meta:non-whitespace-character-count="540"/>
  </office:meta>
</office:document-meta>
</file>